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32183EC97EE4F8B7E4.png" manifest:media-type="image/png"/>
  <manifest:file-entry manifest:full-path="Pictures/10000201000001000000005BA105F6B45C894DC5.png" manifest:media-type="image/png"/>
  <manifest:file-entry manifest:full-path="Pictures/10000201000000F100000039321E7E4DD0DD8606.png" manifest:media-type="image/png"/>
  <manifest:file-entry manifest:full-path="Pictures/10000201000000F10000002280E5414A358DAEE7.png" manifest:media-type="image/png"/>
  <manifest:file-entry manifest:full-path="Pictures/10000201000000F000000050B0BBC833FC5DCA94.png" manifest:media-type="image/png"/>
  <manifest:file-entry manifest:full-path="Pictures/1000020100000158000000376CD1558F5B09D88C.png" manifest:media-type="image/png"/>
  <manifest:file-entry manifest:full-path="Pictures/10000201000000FE0000002820F8BB412CC0E1DD.png" manifest:media-type="image/png"/>
  <manifest:file-entry manifest:full-path="Pictures/10000201000000F1000000267AB6729CC75C95FB.png" manifest:media-type="image/png"/>
  <manifest:file-entry manifest:full-path="Pictures/100002010000021D0000005CD697C530008024DD.png" manifest:media-type="image/png"/>
  <manifest:file-entry manifest:full-path="Pictures/1000020100000133000000304BE76A29308E17E4.png" manifest:media-type="image/png"/>
  <manifest:file-entry manifest:full-path="Pictures/10000201000000FB0000002FE0FE6E096CC742AE.png" manifest:media-type="image/png"/>
  <manifest:file-entry manifest:full-path="Pictures/10000201000001170000002B81DAE7CAA6ED6AA8.png" manifest:media-type="image/png"/>
  <manifest:file-entry manifest:full-path="Pictures/100002010000010400000034183E10D211FD4244.png" manifest:media-type="image/png"/>
  <manifest:file-entry manifest:full-path="Pictures/10000201000000F300000030F2BCBFBCA147678E.png" manifest:media-type="image/png"/>
  <manifest:file-entry manifest:full-path="Pictures/10000201000000EF0000002C34052D7DE4A3D001.png" manifest:media-type="image/png"/>
  <manifest:file-entry manifest:full-path="Pictures/10000201000001D5000000316FF0C02ED3F6DC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6fa" officeooo:paragraph-rsid="000d56f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Práctica 1</text:p>
      <text:p text:style-name="P1"/>
      <text:p text:style-name="P1">1.</text:p>
      <text:p text:style-name="P1"><draw:frame draw:style-name="fr1" draw:name="Imagen1" text:anchor-type="paragraph" svg:y="0.36cm" svg:width="6.376cm" svg:height="1.508cm" draw:z-index="0"><draw:image xlink:href="Pictures/10000201000000F100000039321E7E4DD0DD86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</text:p>
      <text:p text:style-name="P1"><draw:frame draw:style-name="fr1" draw:name="Imagen2" text:anchor-type="paragraph" svg:y="0.222cm" svg:width="6.773cm" svg:height="2.408cm" draw:z-index="1"><draw:image xlink:href="Pictures/10000201000001000000005BA105F6B45C894DC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<draw:frame draw:style-name="fr1" draw:name="Imagen3" text:anchor-type="paragraph" svg:y="0.339cm" svg:width="9.102cm" svg:height="1.455cm" draw:z-index="2"><draw:image xlink:href="Pictures/1000020100000158000000376CD1558F5B09D8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4.</text:p>
      <text:p text:style-name="P1"/>
      <text:p text:style-name="P1"><draw:frame draw:style-name="fr1" draw:name="Imagen4" text:anchor-type="paragraph" svg:y="0.265cm" svg:width="6.35cm" svg:height="2.117cm" draw:z-index="3"><draw:image xlink:href="Pictures/10000201000000F000000050B0BBC833FC5DCA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5.</text:p>
      <text:p text:style-name="P1"/>
      <text:p text:style-name="P1"/>
      <text:p text:style-name="P1"><draw:frame draw:style-name="fr1" draw:name="Imagen5" text:anchor-type="paragraph" svg:y="0.275cm" svg:width="6.376cm" svg:height="1.005cm" draw:z-index="5"><draw:image xlink:href="Pictures/10000201000000F1000000267AB6729CC75C95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6.</text:p>
      <text:p text:style-name="P1"/>
      <text:p text:style-name="P1"><draw:frame draw:style-name="fr2" draw:name="Imagen6" text:anchor-type="paragraph" svg:width="14.316cm" svg:height="2.434cm" draw:z-index="4"><draw:image xlink:href="Pictures/100002010000021D0000005CD697C530008024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7.</text:p>
      <text:p text:style-name="P1"/>
      <text:p text:style-name="P1"><draw:frame draw:style-name="fr2" draw:name="Imagen7" text:anchor-type="paragraph" svg:width="6.376cm" svg:height="0.9cm" draw:z-index="6"><draw:image xlink:href="Pictures/10000201000000F10000002280E5414A358DAEE7.png" xlink:type="simple" xlink:show="embed" xlink:actuate="onLoad" loext:mime-type="image/png"/></draw:frame></text:p>
      <text:p text:style-name="P1"/>
      <text:p text:style-name="P1"/>
      <text:p text:style-name="P1">8.</text:p>
      <text:p text:style-name="P1"/>
      <text:p text:style-name="P1"><draw:frame draw:style-name="fr1" draw:name="Imagen8" text:anchor-type="paragraph" svg:y="0.249cm" svg:width="6.324cm" svg:height="1.323cm" draw:z-index="7"><draw:image xlink:href="Pictures/10000201000000EF00000032183EC97EE4F8B7E4.png" xlink:type="simple" xlink:show="embed" xlink:actuate="onLoad" loext:mime-type="image/png"/></draw:frame></text:p>
      <text:p text:style-name="P1"/>
      <text:p text:style-name="P1"/>
      <text:p text:style-name="P1"/>
      <text:p text:style-name="P1">9.</text:p>
      <text:p text:style-name="P1"/>
      <text:p text:style-name="P1"><draw:frame draw:style-name="fr1" draw:name="Imagen9" text:anchor-type="paragraph" svg:y="0.127cm" svg:width="6.72cm" svg:height="1.058cm" draw:z-index="8"><draw:image xlink:href="Pictures/10000201000000FE0000002820F8BB412CC0E1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10.</text:p>
      <text:p text:style-name="P1"/>
      <text:p text:style-name="P1"><draw:frame draw:style-name="fr2" draw:name="Imagen10" text:anchor-type="paragraph" svg:width="6.641cm" svg:height="1.244cm" draw:z-index="9"><draw:image xlink:href="Pictures/10000201000000FB0000002FE0FE6E096CC742AE.png" xlink:type="simple" xlink:show="embed" xlink:actuate="onLoad" loext:mime-type="image/png"/></draw:frame></text:p>
      <text:p text:style-name="P1"/>
      <text:p text:style-name="P1"/>
      <text:p text:style-name="P1"/>
      <text:p text:style-name="P1">11.</text:p>
      <text:p text:style-name="P1"/>
      <text:p text:style-name="P1"><draw:frame draw:style-name="fr2" draw:name="Imagen11" text:anchor-type="paragraph" svg:width="7.382cm" svg:height="1.138cm" draw:z-index="10"><draw:image xlink:href="Pictures/10000201000001170000002B81DAE7CAA6ED6AA8.png" xlink:type="simple" xlink:show="embed" xlink:actuate="onLoad" loext:mime-type="image/png"/></draw:frame></text:p>
      <text:p text:style-name="P1"/>
      <text:p text:style-name="P1"/>
      <text:p text:style-name="P1">12.</text:p>
      <text:p text:style-name="P1"/>
      <text:p text:style-name="P1"><draw:frame draw:style-name="fr2" draw:name="Imagen12" text:anchor-type="paragraph" svg:width="6.879cm" svg:height="1.376cm" draw:z-index="11"><draw:image xlink:href="Pictures/100002010000010400000034183E10D211FD4244.png" xlink:type="simple" xlink:show="embed" xlink:actuate="onLoad" loext:mime-type="image/png"/></draw:frame></text:p>
      <text:p text:style-name="P1"/>
      <text:p text:style-name="P1"/>
      <text:p text:style-name="P1"/>
      <text:p text:style-name="P1">13.</text:p>
      <text:p text:style-name="P1"/>
      <text:p text:style-name="P1"><draw:frame draw:style-name="fr2" draw:name="Imagen13" text:anchor-type="paragraph" svg:width="6.429cm" svg:height="1.27cm" draw:z-index="12"><draw:image xlink:href="Pictures/10000201000000F300000030F2BCBFBCA147678E.png" xlink:type="simple" xlink:show="embed" xlink:actuate="onLoad" loext:mime-type="image/png"/></draw:frame></text:p>
      <text:p text:style-name="P1"/>
      <text:p text:style-name="P1"/>
      <text:p text:style-name="P1">14.</text:p>
      <text:p text:style-name="P1"/>
      <text:p text:style-name="P1"><draw:frame draw:style-name="fr1" draw:name="Imagen14" text:anchor-type="paragraph" svg:y="0.064cm" svg:width="6.324cm" svg:height="1.164cm" draw:z-index="13"><draw:image xlink:href="Pictures/10000201000000EF0000002C34052D7DE4A3D001.png" xlink:type="simple" xlink:show="embed" xlink:actuate="onLoad" loext:mime-type="image/png"/></draw:frame></text:p>
      <text:p text:style-name="P1"/>
      <text:p text:style-name="P1"/>
      <text:p text:style-name="P1">15.</text:p>
      <text:p text:style-name="P1"/>
      <text:p text:style-name="P1"><draw:frame draw:style-name="fr1" draw:name="Imagen15" text:anchor-type="paragraph" svg:y="0.222cm" svg:width="8.123cm" svg:height="1.27cm" draw:z-index="14"><draw:image xlink:href="Pictures/1000020100000133000000304BE76A29308E17E4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16" text:anchor-type="paragraph" svg:y="1.295cm" svg:width="12.411cm" svg:height="1.296cm" draw:z-index="15"><draw:image xlink:href="Pictures/10000201000001D5000000316FF0C02ED3F6DC33.png" xlink:type="simple" xlink:show="embed" xlink:actuate="onLoad" loext:mime-type="image/png"/></draw:frame><text:soft-page-break/>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0:51.473000000</meta:creation-date>
    <dc:date>2020-10-05T13:06:32.841000000</dc:date>
    <meta:editing-duration>PT5M42S</meta:editing-duration>
    <meta:editing-cycles>1</meta:editing-cycles>
    <meta:document-statistic meta:table-count="0" meta:image-count="16" meta:object-count="0" meta:page-count="3" meta:paragraph-count="17" meta:word-count="19" meta:character-count="60" meta:non-whitespace-character-count="58"/>
    <meta:generator>LibreOffice/6.1.0.3$Windows_X86_64 LibreOffice_project/efb621ed25068d70781dc026f7e9c5187a4decd1</meta:generator>
  </office:meta>
</office:document-meta>
</file>